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df554" officeooo:paragraph-rsid="003df554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rsid="003357ff" officeooo:paragraph-rsid="003fdc03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42ae4" officeooo:paragraph-rsid="004f9cef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859440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5fc2e5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88265f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689865"/>
    </style:style>
    <style:style style:name="P9" style:family="paragraph" style:parent-style-name="Standard">
      <style:paragraph-properties fo:text-align="start" style:justify-single-word="false"/>
      <style:text-properties officeooo:paragraph-rsid="0088fb0c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859440" officeooo:paragraph-rsid="00859440" style:font-size-asian="12pt" style:font-weight-asian="normal" style:font-size-complex="12pt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5c26f9" officeooo:paragraph-rsid="00725c6a" style:font-size-asian="12pt" style:font-weight-asian="normal" style:font-size-complex="12pt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88265f" officeooo:paragraph-rsid="0088265f" style:font-size-asian="12pt" style:font-weight-asian="normal" style:font-size-complex="12pt" style:font-weight-complex="normal"/>
    </style:style>
    <style:style style:name="P13" style:family="paragraph" style:parent-style-name="Standard" style:list-style-name="L6">
      <style:text-properties style:font-name="DejaVu Sans Condensed" fo:font-size="12pt" officeooo:rsid="006bf369" officeooo:paragraph-rsid="006bf369" style:font-size-asian="12pt" style:font-size-complex="12pt"/>
    </style:style>
    <style:style style:name="P14" style:family="paragraph" style:parent-style-name="Standard" style:list-style-name="L6">
      <style:text-properties style:font-name="DejaVu Sans Condensed" fo:font-size="12pt" officeooo:rsid="007b47b9" officeooo:paragraph-rsid="007b47b9" style:font-size-asian="12pt" style:font-size-complex="12pt"/>
    </style:style>
    <style:style style:name="P15" style:family="paragraph" style:parent-style-name="Standard" style:list-style-name="L6">
      <style:text-properties style:font-name="DejaVu Sans Condensed" fo:font-size="12pt" officeooo:rsid="00179cd7" officeooo:paragraph-rsid="003fdc03" style:font-size-asian="12pt" style:font-size-complex="12pt"/>
    </style:style>
    <style:style style:name="P16" style:family="paragraph" style:parent-style-name="Standard" style:list-style-name="L6">
      <style:text-properties style:font-name="DejaVu Sans Condensed" fo:font-size="12pt" officeooo:rsid="0056e0bb" officeooo:paragraph-rsid="0056e0bb" style:font-size-asian="12pt" style:font-size-complex="12pt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DejaVu Sans Condensed" officeooo:rsid="0063096a" officeooo:paragraph-rsid="00878110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DejaVu Sans Condensed" officeooo:rsid="0063096a" officeooo:paragraph-rsid="0063096a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DejaVu Sans Condensed" officeooo:rsid="0047431d" officeooo:paragraph-rsid="00725c6a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DejaVu Sans Condensed" officeooo:paragraph-rsid="00725c6a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DejaVu Sans Condensed" officeooo:paragraph-rsid="0046c24f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DejaVu Sans Condensed" officeooo:paragraph-rsid="003fdc03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DejaVu Sans Condensed" officeooo:rsid="0044b6ed" officeooo:paragraph-rsid="0044b6ed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DejaVu Sans Condensed" officeooo:rsid="0043785f" officeooo:paragraph-rsid="003fdc03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DejaVu Sans Condensed" officeooo:rsid="007188e3" officeooo:paragraph-rsid="007188e3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DejaVu Sans Condensed" fo:font-weight="normal" officeooo:rsid="004a6a63" officeooo:paragraph-rsid="004a6a63" style:font-weight-asian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DejaVu Sans Condensed" officeooo:rsid="0043c85d" officeooo:paragraph-rsid="003fdc03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DejaVu Sans Condensed" officeooo:rsid="00708cb8" officeooo:paragraph-rsid="00708cb8"/>
    </style:style>
    <style:style style:name="P29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88fb0c" style:font-weight-asian="bold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88fb0c" style:font-weight-asian="bold" style:font-weight-complex="bold"/>
    </style:style>
    <style:style style:name="T1" style:family="text">
      <style:text-properties officeooo:rsid="005487b6"/>
    </style:style>
    <style:style style:name="T2" style:family="text">
      <style:text-properties officeooo:rsid="0057747f"/>
    </style:style>
    <style:style style:name="T3" style:family="text">
      <style:text-properties officeooo:rsid="00708cb8"/>
    </style:style>
    <style:style style:name="T4" style:family="text">
      <style:text-properties officeooo:rsid="00428d9e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541f4d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428d9e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46c24f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3fdc03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43785f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41028a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878110" style:font-size-asian="12pt" style:font-weight-asian="bold" style:font-size-complex="12pt" style:font-weight-complex="bold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541f4d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725c6a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73fe7c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70e9fa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46c24f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6fc042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428d9e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43785f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41028a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3fdc03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4c26e0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440de1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60e079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43c85d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51972d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6ebef6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6e0b3a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878110" style:font-size-asian="12pt" style:font-weight-asian="normal" style:font-size-complex="12pt" style:font-weight-complex="normal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2pt" officeooo:rsid="004387ab" style:font-size-asian="12pt" style:font-size-complex="12pt"/>
    </style:style>
    <style:style style:name="T34" style:family="text">
      <style:text-properties officeooo:rsid="007b47b9"/>
    </style:style>
    <style:style style:name="T35" style:family="text">
      <style:text-properties officeooo:rsid="007d7d55"/>
    </style:style>
    <style:style style:name="T36" style:family="text">
      <style:text-properties style:font-name="DejaVu Sans Condensed" fo:font-size="12pt" fo:font-weight="bold" officeooo:rsid="006a599e" style:font-size-asian="12pt" style:font-weight-asian="bold" style:font-size-complex="12pt" style:font-weight-complex="bold"/>
    </style:style>
    <style:style style:name="T37" style:family="text">
      <style:text-properties style:font-name="DejaVu Sans Condensed" fo:font-size="12pt" fo:font-weight="bold" officeooo:rsid="007514fe" style:font-size-asian="12pt" style:font-weight-asian="bold" style:font-size-complex="12pt" style:font-weight-complex="bold"/>
    </style:style>
    <style:style style:name="T38" style:family="text">
      <style:text-properties style:font-name="DejaVu Sans Condensed" fo:font-size="12pt" fo:font-weight="bold" officeooo:rsid="005822d0" style:font-size-asian="12pt" style:font-weight-asian="bold" style:font-size-complex="12pt" style:font-weight-complex="bold"/>
    </style:style>
    <style:style style:name="T39" style:family="text">
      <style:text-properties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40" style:family="text">
      <style:text-properties style:font-name="DejaVu Sans Condensed" fo:font-size="12pt" fo:font-weight="bold" officeooo:rsid="008260ad" style:font-size-asian="12pt" style:font-weight-asian="bold" style:font-size-complex="12pt" style:font-weight-complex="bold"/>
    </style:style>
    <style:style style:name="T41" style:family="text">
      <style:text-properties style:font-name="DejaVu Sans Condensed" fo:font-size="12pt" fo:font-weight="bold" officeooo:rsid="0043c85d" style:font-size-asian="12pt" style:font-weight-asian="bold" style:font-size-complex="12pt" style:font-weight-complex="bold"/>
    </style:style>
    <style:style style:name="T42" style:family="text">
      <style:text-properties style:font-name="DejaVu Sans Condensed" fo:font-size="12pt" fo:font-weight="bold" officeooo:rsid="00859440" style:font-size-asian="12pt" style:font-weight-asian="bold" style:font-size-complex="12pt" style:font-weight-complex="bold"/>
    </style:style>
    <style:style style:name="T43" style:family="text">
      <style:text-properties style:font-name="DejaVu Sans Condensed" fo:font-size="12pt" fo:font-weight="bold" officeooo:rsid="00689865" style:font-size-asian="12pt" style:font-weight-asian="bold" style:font-size-complex="12pt" style:font-weight-complex="bold"/>
    </style:style>
    <style:style style:name="T44" style:family="text">
      <style:text-properties style:font-name="DejaVu Sans Condensed" fo:font-size="12pt" fo:font-weight="bold" officeooo:rsid="004387ab" style:font-size-asian="12pt" style:font-weight-asian="bold" style:font-size-complex="12pt" style:font-weight-complex="bold"/>
    </style:style>
    <style:style style:name="T45" style:family="text">
      <style:text-properties style:font-name="DejaVu Sans Condensed" fo:font-size="12pt" fo:font-weight="bold" officeooo:rsid="0088fa69" style:font-size-asian="12pt" style:font-weight-asian="bold" style:font-size-complex="12pt" style:font-weight-complex="bold"/>
    </style:style>
    <style:style style:name="T46" style:family="text">
      <style:text-properties style:font-name="DejaVu Sans Condensed" fo:font-size="12pt" fo:font-weight="normal" officeooo:rsid="0043c85d" style:font-size-asian="12pt" style:font-weight-asian="normal" style:font-size-complex="12pt" style:font-weight-complex="normal"/>
    </style:style>
    <style:style style:name="T47" style:family="text">
      <style:text-properties style:font-name="DejaVu Sans Condensed" fo:font-size="12pt" fo:font-weight="normal" officeooo:rsid="00689865" style:font-size-asian="12pt" style:font-weight-asian="normal" style:font-size-complex="12pt" style:font-weight-complex="normal"/>
    </style:style>
    <style:style style:name="T48" style:family="text">
      <style:text-properties style:font-name="DejaVu Sans Condensed" fo:font-size="12pt" fo:font-weight="normal" officeooo:rsid="00880329" style:font-size-asian="12pt" style:font-weight-asian="normal" style:font-size-complex="12pt" style:font-weight-complex="normal"/>
    </style:style>
    <style:style style:name="T49" style:family="text">
      <style:text-properties style:font-name="DejaVu Sans Condensed" fo:font-size="12pt" fo:font-weight="normal" officeooo:rsid="004387ab" style:font-size-asian="12pt" style:font-weight-asian="normal" style:font-size-complex="12pt" style:font-weight-complex="normal"/>
    </style:style>
    <style:style style:name="T50" style:family="text">
      <style:text-properties style:font-name="DejaVu Sans Condensed" fo:font-size="12pt" fo:font-weight="normal" officeooo:rsid="0088265f" style:font-size-asian="12pt" style:font-weight-asian="normal" style:font-size-complex="12pt" style:font-weight-complex="normal"/>
    </style:style>
    <style:style style:name="T51" style:family="text">
      <style:text-properties style:font-name="DejaVu Sans Condensed" fo:font-size="12pt" fo:font-weight="normal" officeooo:rsid="00671308" style:font-size-asian="12pt" style:font-weight-asian="normal" style:font-size-complex="12pt" style:font-weight-complex="normal"/>
    </style:style>
    <style:style style:name="T52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9">1<text:span text:style-name="T52">xx</text:span> - Controls</text:p>
          </table:table-cell>
          <table:table-cell table:style-name="Table1.B1" office:value-type="string">
            <text:p text:style-name="P30">2xx - Ground</text:p>
          </table:table-cell>
          <table:table-cell table:style-name="Table1.A1" office:value-type="string">
            <text:p text:style-name="P30">3xx - Flight</text:p>
          </table:table-cell>
          <table:table-cell table:style-name="Table1.D1" office:value-type="string">
            <text:p text:style-name="P30">4xx - A2A</text:p>
          </table:table-cell>
          <table:table-cell table:style-name="Table1.D1" office:value-type="string">
            <text:p text:style-name="P30">5xx - A2G</text:p>
          </table:table-cell>
          <table:table-cell table:style-name="Table1.F1" office:value-type="string">
            <text:p text:style-name="P30">6xx - Misc</text:p>
          </table:table-cell>
        </table:table-row>
      </table:table>
      <text:p text:style-name="P9"><text:span text:style-name="T45">2</text:span><text:span text:style-name="T37">0</text:span><text:span text:style-name="T45">2</text:span><text:span text:style-name="T39"> - </text:span><text:span text:style-name="T45">Ground</text:span><text:span text:style-name="T36"> - </text:span><text:span text:style-name="T38">Preflight,</text:span><text:span text:style-name="T39"> </text:span><text:span text:style-name="T40">Performance Limits</text:span></text:p>
      <text:p text:style-name="P1"/>
      <text:p text:style-name="P2">Preflight checklist (after hot or cold start)</text:p>
      <text:list xml:id="list542129296" text:style-name="L1">
        <text:list-item>
          <text:p text:style-name="P5"><text:span text:style-name="T41">Backup </text:span><text:span text:style-name="T42">ADI power</text:span><text:span text:style-name="T41"> switch</text:span><text:span text:style-name="T46"> ... </text:span><text:span text:style-name="T41">Energized</text:span><text:span text:style-name="T46"> (middle position) (right console middle, outboard)</text:span></text:p>
        </text:list-item>
      </text:list>
      <text:list text:style-name="L2">
        <text:list-item>
          <text:list>
            <text:list-item>
              <text:p text:style-name="P10">Red fail flag on ADI should retract.</text:p>
            </text:list-item>
          </text:list>
        </text:list-item>
      </text:list>
      <text:list xml:id="list144332188855810" text:continue-list="list542129296" text:style-name="L1">
        <text:list-item>
          <text:p text:style-name="P17"><text:span text:style-name="T5">Parking Brake lever</text:span><text:span text:style-name="T13"> ... </text:span><text:span text:style-name="T5">Down</text:span><text:span text:style-name="T13"> (right side of </text:span><text:span text:style-name="T29">lower </text:span><text:span text:style-name="T13">seat</text:span><text:span text:style-name="T30">back</text:span><text:span text:style-name="T13">)</text:span></text:p>
        </text:list-item>
        <text:list-item>
          <text:p text:style-name="P19"><text:span text:style-name="T5">FBW G-Limiter switch</text:span><text:span text:style-name="T13"> ... </text:span><text:span text:style-name="T5">A/A</text:span><text:span text:style-name="T13"> or </text:span><text:span text:style-name="T5">CHARGES</text:span><text:span text:style-name="T13"> as needed (doorbell-like warning will sound and </text:span><text:span text:style-name="T5">CONF</text:span><text:span text:style-name="T13"> master caution light will illuminate if not correct) (</text:span><text:span text:style-name="T5">B3 press to toggle</text:span><text:span text:style-name="T13">)</text:span></text:p>
        </text:list-item>
      </text:list>
      <text:list text:style-name="L3">
        <text:list-item>
          <text:list>
            <text:list-item>
              <text:p text:style-name="P20"><text:span text:style-name="T14">Use </text:span><text:span text:style-name="T6">CHARGES</text:span><text:span text:style-name="T14"> if you have a</text:span><text:span text:style-name="T15"> non-empty external</text:span><text:span text:style-name="T14"> fuel tank or A/G stores, </text:span><text:span text:style-name="T6">A/A</text:span><text:span text:style-name="T14"> </text:span><text:span text:style-name="T16">otherwise</text:span><text:span text:style-name="T14">.</text:span></text:p>
            </text:list-item>
          </text:list>
        </text:list-item>
      </text:list>
      <text:list text:style-name="L4">
        <text:list-item>
          <text:list>
            <text:list-item>
              <text:p text:style-name="P11"><text:span text:style-name="T4">If you have an empty centerline tank, the caution panel will prompt you to switch to A/A mode.</text:span></text:p>
            </text:list-item>
          </text:list>
        </text:list-item>
      </text:list>
      <text:list xml:id="list144333108279241" text:continue-list="list144332188855810" text:style-name="L1">
        <text:list-item>
          <text:p text:style-name="P23"><text:span text:style-name="T7">C</text:span><text:span text:style-name="T5">onsole and instrument lights</text:span><text:span text:style-name="T13"> ... </text:span><text:span text:style-name="T5">As desired</text:span><text:span text:style-name="T17"> (right console)</text:span></text:p>
        </text:list-item>
        <text:list-item>
          <text:p text:style-name="P21"><text:span text:style-name="T7">B</text:span><text:span text:style-name="T8">INGO</text:span><text:span text:style-name="T18"> ... As desired (default is 2800 kgs) (</text:span><text:span text:style-name="T19">small numbers </text:span><text:span text:style-name="T18">on right instrument panel </text:span><text:span text:style-name="T19">above fuel panel, </text:span><text:span text:style-name="T18">under fuel flow </text:span><text:span text:style-name="T19">readout</text:span><text:span text:style-name="T18">)</text:span></text:p>
        </text:list-item>
        <text:list-item>
          <text:p text:style-name="P22"><text:span text:style-name="T7">Radar Power Selector knob</text:span><text:span text:style-name="T20"> ... </text:span><text:span text:style-name="T9">EMIT</text:span><text:span text:style-name="T20"> (left console outboard of throttle track)</text:span><text:span text:style-name="T31"> (</text:span><text:span text:style-name="T12">Mode knob 4</text:span><text:span text:style-name="T31">)</text:span></text:p>
        </text:list-item>
        <text:list-item>
          <text:p text:style-name="P24"><text:span text:style-name="T7">R</text:span><text:span text:style-name="T5">adar Altimeter Power switch</text:span><text:span text:style-name="T13"> ... </text:span><text:span text:style-name="T5">ON</text:span><text:span text:style-name="T13"> (UFC)</text:span></text:p>
        </text:list-item>
        <text:list-item>
          <text:p text:style-name="P22"><text:span text:style-name="T10">HUD Altimeter Selector switch</text:span><text:span text:style-name="T21"> ... </text:span><text:span text:style-name="T11">RAD</text:span><text:span text:style-name="T22"> (adds radar altitude to HUD)</text:span><text:span text:style-name="T21"> </text:span><text:span text:style-name="T23">(UFC)</text:span></text:p>
        </text:list-item>
        <text:list-item>
          <text:p text:style-name="P25"><text:span text:style-name="T9">H</text:span><text:span text:style-name="T5">UD brightness</text:span><text:span text:style-name="T13"> ... </text:span><text:span text:style-name="T5">As desired</text:span><text:span text:style-name="T13"> (left side of UFC)</text:span></text:p>
        </text:list-item>
        <text:list-item>
          <text:p text:style-name="P26"><text:span text:style-name="T33">S</text:span><text:span text:style-name="T32">et up countermeasures systems (right console forward, aft of navigation panel):</text:span></text:p>
          <text:list>
            <text:list-item>
              <text:p text:style-name="P6"><text:span text:style-name="T44">EW Mode Selector knob</text:span><text:span text:style-name="T49"> ... </text:span><text:span text:style-name="T44">STBY</text:span><text:span text:style-name="T49"> or </text:span><text:span text:style-name="T44">Square</text:span><text:span text:style-name="T49"> as desired</text:span><text:span text:style-name="T50">, see Countermeasures page for details</text:span><text:span text:style-name="T49">:</text:span></text:p>
              <text:list>
                <text:list-item>
                  <text:p text:style-name="P7"><text:span text:style-name="T44">STBY</text:span><text:span text:style-name="T49"> </text:span><text:span text:style-name="T50">--</text:span><text:span text:style-name="T49"> </text:span><text:span text:style-name="T50">ECM is in standby, passive receive mode</text:span></text:p>
                </text:list-item>
                <text:list-item>
                  <text:p text:style-name="P7"><text:span text:style-name="T44">Square</text:span><text:span text:style-name="T49"> </text:span><text:span text:style-name="T50">--</text:span><text:span text:style-name="T49"> </text:span><text:span text:style-name="T51">Automatic r</text:span><text:span text:style-name="T50">adar-priority</text:span><text:span text:style-name="T49"> jamming</text:span><text:span text:style-name="T51">.</text:span></text:p>
                </text:list-item>
                <text:list-item>
                  <text:p text:style-name="P7"><text:span text:style-name="T44">PCM</text:span><text:span text:style-name="T49"> </text:span><text:span text:style-name="T50">-- </text:span><text:span text:style-name="T51">Automatic jammer</text:span><text:span text:style-name="T50">-priority jamming (radar turns off while jamming).</text:span></text:p>
                </text:list-item>
              </text:list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12">According to the manual, DCS doesn't support targeted jamming or different jamming power levels, therefore jamming effectiveness is "similar" in both PCM and Square modes.</text:p>
                </text:list-item>
              </text:list>
            </text:list-item>
          </text:list>
        </text:list-item>
      </text:list>
      <text:list xml:id="list144333636735589" text:continue-list="list144333108279241" text:style-name="L1">
        <text:list-item>
          <text:list>
            <text:list-item>
              <text:p text:style-name="P24"><text:span text:style-name="T5">BR</text:span><text:span text:style-name="T13"> (ECM), </text:span><text:span text:style-name="T5">RWR</text:span><text:span text:style-name="T13">, </text:span><text:span text:style-name="T5">D2M</text:span><text:span text:style-name="T13"> (MLWS) </text:span><text:span text:style-name="T5">switches</text:span><text:span text:style-name="T13"> ... </text:span><text:span text:style-name="T5">ON</text:span><text:span text:style-name="T13"> </text:span><text:span text:style-name="T24">(middle position) </text:span><text:span text:style-name="T25">(D2M only works if enabled in mission editor)</text:span></text:p>
            </text:list-item>
            <text:list-item>
              <text:p text:style-name="P24"><text:span text:style-name="T5">Decoy Release Mode switch</text:span><text:span text:style-name="T13"> ... </text:span><text:span text:style-name="T5">S.A.</text:span><text:span text:style-name="T13"> or </text:span><text:span text:style-name="T5">AUTO</text:span><text:span text:style-name="T13"> as desired </text:span><text:span text:style-name="T26">(required to deploy chaff/flares)</text:span></text:p>
            </text:list-item>
            <text:list-item>
              <text:p text:style-name="P22"><text:span text:style-name="T10">Decoy Release Program knob</text:span><text:span text:style-name="T21"> ... </text:span><text:span text:style-name="T10">As desired</text:span><text:span text:style-name="T21"> </text:span><text:span text:style-name="T27">(see Modes </text:span><text:span text:style-name="T28">on next page</text:span><text:span text:style-name="T27">)</text:span></text:p>
            </text:list-item>
            <text:list-item>
              <text:p text:style-name="P27"><text:span text:style-name="T5">Radar IFF knob</text:span><text:span text:style-name="T13"> ... </text:span><text:span text:style-name="T5">SECT</text:span><text:span text:style-name="T13"> or </text:span><text:span text:style-name="T5">FULL</text:span><text:span text:style-name="T13"> as desired (FULL recommended)</text:span></text:p>
            </text:list-item>
          </text:list>
        </text:list-item>
        <text:list-item>
          <text:p text:style-name="P8"><text:span text:style-name="T43">Radios</text:span><text:span text:style-name="T47"> ... Set as needed, see </text:span><text:span text:style-name="T48">Radios</text:span><text:span text:style-name="T47"> page for instructions.</text:span></text:p>
        </text:list-item>
        <text:list-item>
          <text:p text:style-name="P28"><text:span text:style-name="T5">RWR volume</text:span><text:span text:style-name="T13"> ... As desired (Marker Signal Volume knob, left console) (</text:span><text:span text:style-name="T5">shift-E1 rotate</text:span><text:span text:style-name="T13">)</text:span></text:p>
        </text:list-item>
        <text:list-item>
          <text:p text:style-name="P28"><text:span text:style-name="T5">Magic missile tone volume</text:span><text:span text:style-name="T13"> ... As desired (left console)</text:span></text:p>
        </text:list-item>
        <text:list-item>
          <text:p text:style-name="P27"><text:span text:style-name="T5">NWS</text:span><text:span text:style-name="T13"> ... </text:span><text:span text:style-name="T5">Engage</text:span><text:span text:style-name="T13">, blue light shows by landing gear indicator (</text:span><text:span text:style-name="T5">Flip-down Trigger</text:span><text:span text:style-name="T13">)</text:span></text:p>
        </text:list-item>
        <text:list-item>
          <text:p text:style-name="P18"><text:span text:style-name="T5">Ground Crew, Wheel Chocks</text:span><text:span text:style-name="T13"> ... </text:span><text:span text:style-name="T5">Remove</text:span></text:p>
        </text:list-item>
      </text:list>
      <text:p text:style-name="P4"/>
      <text:p text:style-name="P3">Performance limits</text:p>
      <text:list text:style-name="L6">
        <text:list-item>
          <text:p text:style-name="P13">Fuel: 6978 lbs internal<text:span text:style-name="T3"> (3165 kg)</text:span></text:p>
          <text:list>
            <text:list-item>
              <text:p text:style-name="P13">with 1300 L <text:span text:style-name="T34">centerline </text:span>drop tank (2183 lbs) = 9160 lbs<text:span text:style-name="T3"> (4155 kg)</text:span></text:p>
            </text:list-item>
            <text:list-item>
              <text:p text:style-name="P14">with 2x 2000 L <text:span text:style-name="T35">wing </text:span>drop tanks (3484 lbs each, 6967 lbs total) = 13944 lbs (6325 kg)</text:p>
            </text:list-item>
          </text:list>
        </text:list-item>
        <text:list-item>
          <text:p text:style-name="P15">Landing Gear: 2<text:span text:style-name="T1">6</text:span>0 kts <text:span text:style-name="T1">retracting, 230 kts extending</text:span></text:p>
        </text:list-item>
        <text:list-item>
          <text:p text:style-name="P16">Max speed: Approx 2.3 Mach <text:span text:style-name="T2">at 45000 ft</text:span> before wings ripped off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4:43:31.542000000</dc:date>
    <meta:editing-duration>PT12H18M42S</meta:editing-duration>
    <meta:editing-cycles>104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41" meta:word-count="465" meta:character-count="2628" meta:non-whitespace-character-count="2236"/>
  </office:meta>
</office:document-meta>
</file>